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rSignerTask.setStoretype( final String 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has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Maxmemory( Stri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addValue( final ExecTask cm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get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Storepass( final String store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Executable( String execu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Alias( final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begin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createRedire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JarSignerTask.createJarSig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arSignerTask.setKeystore( final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CommonOptions( final ExecTask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arSignerTask.setKeypass( final String key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addFileset( final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Jar( final File 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declareSysProperty( ExecTask cmd , Environment . Variable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setVerbose( final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createUnifiedSourc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arSignerTask.bindToKeystore( final ExecTask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JarSignerTask.end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addSysproperty( Environment . Variable sy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rSignerTask.create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arSignerTask.createUnified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